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RequestHelper.getParameterNames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RequestHelper.getParameter( Map objectModel ,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questHelper.getParameter( Map objectModel , ContentHandler contentHandler , String name , String defaultValu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RequestHelper.getHeaderNames( Map objectModel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RequestHelper.getHeaders( Map objectModel , String name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PRequestHelper.getParameter( Map objectModel , String name , String defaultValue , String form_encoding , String container_enco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PRequestHelper.getSessionAttribute( Map objectModel , ContentHandler contentHandler , String name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PRequestHelper.getDateHeader( Map objectModel , String name , String form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PRequestHelper.getAttributeNames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RequestHelper.getParameterValues( Map objectModel , ContentHandler contentHandler , String name , String form_encoding , String container_enco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PRequestHelper.getLocale( Map objectModel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RequestHelper.getAttributeNames( Map objectModel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RequestHelper.getLocale( Locale local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RequestHelper.getParameter( Map objectModel , ContentHandler contentHandler ,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PRequestHelper.getDateHeader( Map objectModel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RequestHelper.getLocales( Map objectModel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RequestHelper.getParameterValues( Map objectModel , String name , String form_encoding , String container_enco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PRequestHelper.getParameterNames( Map objectModel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RequestHelper.getParameterValues( Map objectModel , ContentHandler contentHandler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PRequestHelper.getRequestedURL(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PRequestHelper.getHeaderNames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RequestHelper.getSessionAttribute( Map objectModel , String name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RequestHelper.getHeaders( Map objectModel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RequestHelper.getLocales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